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79d26" officeooo:paragraph-rsid="00179d26"/>
    </style:style>
    <style:style style:name="P5" style:family="paragraph" style:parent-style-name="Standard">
      <style:text-properties officeooo:rsid="00158c18" officeooo:paragraph-rsid="00179d26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4">sAMPLE <text:span text:style-name="T1">4101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8T19:23:49.598773021</dc:date>
    <meta:editing-duration>PT1M3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8" meta:non-whitespace-character-count="25"/>
  </office:meta>
</office:document-meta>
</file>